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13f6" officeooo:paragraph-rsid="001013f6"/>
    </style:style>
    <style:style style:name="P2" style:family="paragraph" style:parent-style-name="Standard">
      <style:text-properties officeooo:rsid="001013f6" officeooo:paragraph-rsid="0012ecb4"/>
    </style:style>
    <style:style style:name="P3" style:family="paragraph" style:parent-style-name="Standard">
      <style:text-properties officeooo:rsid="001113ae" officeooo:paragraph-rsid="001113ae"/>
    </style:style>
    <style:style style:name="P4" style:family="paragraph" style:parent-style-name="Standard">
      <style:text-properties officeooo:rsid="001113ae" officeooo:paragraph-rsid="0011e89a"/>
    </style:style>
    <style:style style:name="P5" style:family="paragraph" style:parent-style-name="Standard">
      <style:text-properties officeooo:paragraph-rsid="001113ae"/>
    </style:style>
    <style:style style:name="P6" style:family="paragraph" style:parent-style-name="Standard">
      <style:text-properties officeooo:rsid="0011e89a"/>
    </style:style>
    <style:style style:name="P7" style:family="paragraph" style:parent-style-name="Standard">
      <style:text-properties officeooo:rsid="0011e89a" officeooo:paragraph-rsid="0011e89a"/>
    </style:style>
    <style:style style:name="P8" style:family="paragraph" style:parent-style-name="Standard">
      <style:text-properties officeooo:paragraph-rsid="0011e89a"/>
    </style:style>
    <style:style style:name="P9" style:family="paragraph" style:parent-style-name="Standard">
      <style:text-properties officeooo:rsid="0012ecb4" officeooo:paragraph-rsid="0012ecb4"/>
    </style:style>
    <style:style style:name="P10" style:family="paragraph" style:parent-style-name="Standard">
      <style:text-properties officeooo:rsid="0012ecb4" officeooo:paragraph-rsid="00142c60"/>
    </style:style>
    <style:style style:name="P11" style:family="paragraph" style:parent-style-name="Standard">
      <style:text-properties officeooo:rsid="0013f890" officeooo:paragraph-rsid="0013f890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>
      <style:text-properties fo:font-weight="bold" officeooo:rsid="001521ec" officeooo:paragraph-rsid="001521ec" style:font-weight-asian="bold" style:font-weight-complex="bold"/>
    </style:style>
    <style:style style:name="P14" style:family="paragraph" style:parent-style-name="Standard">
      <style:text-properties fo:font-weight="bold" officeooo:rsid="001013f6" officeooo:paragraph-rsid="0012ecb4" style:font-weight-asian="bold" style:font-weight-complex="bold"/>
    </style:style>
    <style:style style:name="P15" style:family="paragraph" style:parent-style-name="Standard">
      <style:text-properties officeooo:paragraph-rsid="00142c60"/>
    </style:style>
    <style:style style:name="P16" style:family="paragraph" style:parent-style-name="Standard">
      <style:text-properties officeooo:rsid="00142c60" officeooo:paragraph-rsid="00142c60"/>
    </style:style>
    <style:style style:name="P17" style:family="paragraph" style:parent-style-name="Standard">
      <style:text-properties officeooo:rsid="001521ec" officeooo:paragraph-rsid="001521ec"/>
    </style:style>
    <style:style style:name="T1" style:family="text">
      <style:text-properties officeooo:rsid="001013f6"/>
    </style:style>
    <style:style style:name="T2" style:family="text">
      <style:text-properties officeooo:rsid="001113ae"/>
    </style:style>
    <style:style style:name="T3" style:family="text">
      <style:text-properties officeooo:rsid="0011e89a"/>
    </style:style>
    <style:style style:name="T4" style:family="text">
      <style:text-properties officeooo:rsid="0012ecb4"/>
    </style:style>
    <style:style style:name="T5" style:family="text">
      <style:text-properties officeooo:rsid="0013f890"/>
    </style:style>
    <style:style style:name="T6" style:family="text">
      <style:text-properties officeooo:rsid="00142c60"/>
    </style:style>
    <style:style style:name="T7" style:family="text">
      <style:text-properties officeooo:rsid="001521e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ments:</text:p>
      <text:p text:style-name="P1">1. it would be good to randomise answer order in questions where that makes sense (most of them)</text:p>
      <text:p text:style-name="P1">2. I have not fixed the numbering of questions where I have deleted questions or moved them; please don't worry <text:span text:style-name="T7">too much </text:span>about the question numbers</text:p>
      <text:p text:style-name="P9">3. some 'other' boxes would be excellent if they were expanding and called additional other boxes, so that more than one extra response can be added; use your discretion</text:p>
      <text:p text:style-name="P16">4. it would be good to capture data on every click or, failing that, submit the data so far with pages between sections</text:p>
      <text:p text:style-name="Standard"/>
      <text:p text:style-name="P16">Include prelude: <text:s/>1) very brief description of RPG Crossing, 2) you are helping the site by filling this out, and 3) if you really don't want to or can't answer a question, or feel it doesn't apply to you, skip it and carry on</text:p>
      <text:p text:style-name="P16"/>
      <text:p text:style-name="P13">INDEX SECTION</text:p>
      <text:p text:style-name="P16"/>
      <text:p text:style-name="P17">QA1. <text:s/>I am or have at some point have been, at RPG Crossing:</text:p>
      <text:p text:style-name="P17">[1] a Community Supporter</text:p>
      <text:p text:style-name="P17">[2] a GM</text:p>
      <text:p text:style-name="P16"/>
      <text:p text:style-name="P12">USER SECTI<text:span text:style-name="T6">ON</text:span></text:p>
      <text:p text:style-name="Standard"/>
      <text:p text:style-name="Standard">QB1. How did you find RPG Crossing?</text:p>
      <text:p text:style-name="P15">[1] suggested in an RPG For<text:span text:style-name="T6">um --&gt; if this, then white space to specify!</text:span></text:p>
      <text:p text:style-name="Standard">[2] suggested by a frien<text:span text:style-name="T6">d</text:span></text:p>
      <text:p text:style-name="Standard">[3] link from another websi<text:span text:style-name="T1">te --&gt; if this, then white space to specify!</text:span></text:p>
      <text:p text:style-name="Standard">[4] link from <text:span text:style-name="T6">F</text:span>acebook</text:p>
      <text:p text:style-name="Standard">[5] link from <text:span text:style-name="T6">G</text:span>oogle+</text:p>
      <text:p text:style-name="P1">[7] link from <text:span text:style-name="T6">T</text:span>witter</text:p>
      <text:p text:style-name="Standard">[<text:span text:style-name="T1">8</text:span>]<text:span text:style-name="T1"> web search</text:span></text:p>
      <text:p text:style-name="Standard">[<text:span text:style-name="T1">9</text:span>]<text:span text:style-name="T1"> RPG Gateway (now defunct)</text:span></text:p>
      <text:p text:style-name="Standard">[99] Other &lt;include space for write in response&gt;</text:p>
      <text:p text:style-name="Standard"/>
      <text:p text:style-name="Standard">QB<text:span text:style-name="T6">2</text:span>. What systems do you prefer?</text:p>
      <text:p text:style-name="P15">[<text:span text:style-name="T6">0</text:span>] D&amp;D pre <text:span text:style-name="T6">3</text:span>e</text:p>
      <text:p text:style-name="P15">[1] D&amp;D <text:span text:style-name="T6">3</text:span>e</text:p>
      <text:p text:style-name="Standard">[2] D&amp;D 3.5e</text:p>
      <text:p text:style-name="Standard">[3] D&amp;D 4e</text:p>
      <text:p text:style-name="Standard">[4] D&amp;D 5e</text:p>
      <text:p text:style-name="Standard">[5] Pathfinder </text:p>
      <text:p text:style-name="Standard">[6] Call of Cthulhu</text:p>
      <text:p text:style-name="Standard">[7] D20 Modern</text:p>
      <text:p text:style-name="Standard">[9] GURPS</text:p>
      <text:p text:style-name="Standard">[10] Mutants &amp; Masterminds</text:p>
      <text:p text:style-name="Standard">[11] Pokemon</text:p>
      <text:p text:style-name="Standard">[12] Serenity</text:p>
      <text:p text:style-name="Standard">[13] Shadowrun</text:p>
      <text:p text:style-name="Standard">[14] Star Wars RPG</text:p>
      <text:p text:style-name="Standard">[15] World of Darkness</text:p>
      <text:p text:style-name="P1"><text:soft-page-break/>[16] 13th Age</text:p>
      <text:p text:style-name="P16">[17] FATE (includes Dresden Files)</text:p>
      <text:p text:style-name="P16">[18] Cypher (includes Numenera)</text:p>
      <text:p text:style-name="Standard">[99] Other &lt;include space for write in response<text:span text:style-name="T1"> or responses</text:span>&gt;</text:p>
      <text:p text:style-name="Standard"/>
      <text:p text:style-name="Standard">QB<text:span text:style-name="T6">3</text:span>. Are you aware of <text:span text:style-name="T2">the benefits of </text:span>CS memberships<text:span text:style-name="T2">, including ad-free play, a mobile style (currently CS-only, but this feature will ultimately be for everyone), larger avatars, invisible browsing, and a larger pm box?</text:span></text:p>
      <text:p text:style-name="Standard">[1] Yes</text:p>
      <text:p text:style-name="Standard">[2] No</text:p>
      <text:p text:style-name="Standard"/>
      <text:p text:style-name="P3">[NOTE: we may be able to easily pass data so that the script knows already if they are a CS member, and show or hide this question accordingly; logic for this would be good -- for now, use a dummy variable which we can assign in the script header]</text:p>
      <text:p text:style-name="Standard">QB5B. <text:span text:style-name="T2">If you are not a CS member, why not</text:span>?</text:p>
      <text:p text:style-name="Standard">[1] Can't afford the price</text:p>
      <text:p text:style-name="Standard">[2] Don't like the upgrade features</text:p>
      <text:p text:style-name="Standard">[3] Don't think it's worth the price</text:p>
      <text:p text:style-name="P16">[4] Don't trust online purchasing</text:p>
      <text:p text:style-name="P16">[5] Don't like Paypal</text:p>
      <text:p text:style-name="Standard">[99] Other &lt;include space for write in response&gt;</text:p>
      <text:p text:style-name="Standard"/>
      <text:p text:style-name="P5">QB6<text:span text:style-name="T2">a</text:span>. <text:span text:style-name="T2">Which of the following additional site features are you aware of?</text:span></text:p>
      <text:p text:style-name="P5"><text:span text:style-name="T2">[1] Iron DM</text:span></text:p>
      <text:p text:style-name="P5"><text:span text:style-name="T2">[2] Outplay</text:span></text:p>
      <text:p text:style-name="P5"><text:span text:style-name="T2">[3] New Player Solo Games</text:span></text:p>
      <text:p text:style-name="P5"><text:span text:style-name="T2">[4] Hall of Fame</text:span></text:p>
      <text:p text:style-name="P3">[5] Post of the Month</text:p>
      <text:p text:style-name="P3">[6] Explosive Runes Magazine</text:p>
      <text:p text:style-name="P3">[7] RPG Crossing Podcasts</text:p>
      <text:p text:style-name="P3"/>
      <text:p text:style-name="P5">QB6<text:span text:style-name="T2">b</text:span>. <text:span text:style-name="T2">Which of the following additional site features interest you?</text:span></text:p>
      <text:p text:style-name="P5"><text:span text:style-name="T2">[1] Iron DM</text:span></text:p>
      <text:p text:style-name="P5"><text:span text:style-name="T2">[2] Outplay</text:span></text:p>
      <text:p text:style-name="P5"><text:span text:style-name="T2">[3] New Player Solo Games</text:span></text:p>
      <text:p text:style-name="P5"><text:span text:style-name="T2">[4] Hall of Fame</text:span></text:p>
      <text:p text:style-name="P3">[5] Post of the Month</text:p>
      <text:p text:style-name="P3">[6] Explosive Runes Magazine</text:p>
      <text:p text:style-name="P3">[7] RPG Crossing Podcasts</text:p>
      <text:p text:style-name="P5"/>
      <text:p text:style-name="Standard"/>
      <text:p text:style-name="Standard">QB9. Would you recommend this site to someone else interested in RPG tabletop gaming?</text:p>
      <text:p text:style-name="Standard">[1] Yes</text:p>
      <text:p text:style-name="Standard">[2] No</text:p>
      <text:p text:style-name="Standard"/>
      <text:p text:style-name="P9">Would you like an easy way to share your games on Facebook?</text:p>
      <text:p text:style-name="P15">[1] Yes</text:p>
      <text:p text:style-name="P10"><text:soft-page-break/>[2] No</text:p>
      <text:p text:style-name="P9"/>
      <text:p text:style-name="P9">Would you like an easy way to share choice moments from your games on Twitter?</text:p>
      <text:p text:style-name="P15">[1] Yes</text:p>
      <text:p text:style-name="P10">[2] No</text:p>
      <text:p text:style-name="Standard"/>
      <text:p text:style-name="P3">How do you find games to play in? (checkboxes)</text:p>
      <text:p text:style-name="P3">[1] Games Seeking Players forum</text:p>
      <text:p text:style-name="P3">[2] Players Seeking Games forum</text:p>
      <text:p text:style-name="P3">[3] IFTTT subscriptions</text:p>
      <text:p text:style-name="P3">[4] RSS Feed subscriptions</text:p>
      <text:p text:style-name="P3">[5] Twitter announcements of games</text:p>
      <text:p text:style-name="P3">[6] Facebook announcements of games</text:p>
      <text:p text:style-name="P3">[7] Direct petitioning of GMs</text:p>
      <text:p text:style-name="P16">[8] With friends from off-site</text:p>
      <text:p text:style-name="P3">[99] Other &lt; text field &gt;</text:p>
      <text:p text:style-name="Standard"/>
      <text:p text:style-name="Standard">QB10. <text:span text:style-name="T2">Are you playing in as many games as you'd like</text:span>?</text:p>
      <text:p text:style-name="Standard">[1] Yes</text:p>
      <text:p text:style-name="Standard">[2] No</text:p>
      <text:p text:style-name="Standard"/>
      <text:p text:style-name="Standard">[if QB10 = <text:span text:style-name="T4">2</text:span>]</text:p>
      <text:p text:style-name="Standard">QB10B. <text:span text:style-name="T4">If not, can you explain why</text:span>?</text:p>
      <text:p text:style-name="Standard">[Open ended]</text:p>
      <text:p text:style-name="Standard"/>
      <text:p text:style-name="Standard">QB11. Do you find the site easy to navigate?</text:p>
      <text:p text:style-name="Standard">[1] Yes</text:p>
      <text:p text:style-name="Standard">[2] No</text:p>
      <text:p text:style-name="Standard"/>
      <text:p text:style-name="P15">[if QB1<text:span text:style-name="T6">1</text:span> = <text:span text:style-name="T4">2</text:span>]</text:p>
      <text:p text:style-name="P15">QB1<text:span text:style-name="T6">1</text:span>B. <text:span text:style-name="T4">If not, what could we do better</text:span>?</text:p>
      <text:p text:style-name="P15">[Open ended]</text:p>
      <text:p text:style-name="Standard"/>
      <text:p text:style-name="Standard">QB13. How Satisfied are you with our gaming tools?</text:p>
      <text:p text:style-name="Standard"/>
      <text:p text:style-name="Standard">{Across Top}</text:p>
      <text:p text:style-name="Standard">[5]Very Satisfied</text:p>
      <text:p text:style-name="Standard">[4]Satisfied</text:p>
      <text:p text:style-name="Standard">[3]Neither Satisfied nor Dissatisfied</text:p>
      <text:p text:style-name="Standard">[2]Dissatisfied</text:p>
      <text:p text:style-name="Standard">[1]Very Dissatisfied</text:p>
      <text:p text:style-name="Standard"/>
      <text:p text:style-name="Standard">{Down Side}</text:p>
      <text:p text:style-name="Standard">[A]Character Sheets</text:p>
      <text:p text:style-name="Standard">[B]Mobile GUI</text:p>
      <text:p text:style-name="Standard">[C]Types of games supported</text:p>
      <text:p text:style-name="Standard">[D]Special Events (Iron DM, Outplay, PotM, PotY)</text:p>
      <text:p text:style-name="P3">[E]Dice Roller</text:p>
      <text:p text:style-name="P3"><text:soft-page-break/></text:p>
      <text:p text:style-name="P3">13B What improvements or additions would you most like to see in our gaming tools?</text:p>
      <text:p text:style-name="P5"><text:span text:style-name="T2">&lt;open ended&gt;</text:span></text:p>
      <text:p text:style-name="Standard"/>
      <text:p text:style-name="Standard">QB15. What is your most frequent entry page into the site?</text:p>
      <text:p text:style-name="Standard">[1]Web Site Home Page</text:p>
      <text:p text:style-name="Standard">[2]Game Page</text:p>
      <text:p text:style-name="Standard">[3]My Account Page</text:p>
      <text:p text:style-name="P8"><text:span text:style-name="T3">[99] Other &lt; space for answer &gt;</text:span></text:p>
      <text:p text:style-name="Standard"/>
      <text:p text:style-name="Standard">QB18. What would most improve your experience on the site?</text:p>
      <text:p text:style-name="Standard">[Open Ended]</text:p>
      <text:p text:style-name="Standard"/>
      <text:p text:style-name="P12"/>
      <text:p text:style-name="P13">if QA1:1 = checked</text:p>
      <text:p text:style-name="P12">CS SECTION</text:p>
      <text:p text:style-name="P6"/>
      <text:p text:style-name="Standard">QC3. <text:span text:style-name="T6">If you have a monthly subscription, w</text:span>hy do you have a<text:span text:style-name="T3"> monthly</text:span> subscription<text:span text:style-name="T3"> instead of a yearly one</text:span>?</text:p>
      <text:p text:style-name="Standard">[Open Ended]</text:p>
      <text:p text:style-name="Standard"/>
      <text:p text:style-name="Standard">QC5. What do you like <text:span text:style-name="T6">most about</text:span> being a CS? (Select all that apply)</text:p>
      <text:p text:style-name="Standard">[1]<text:span text:style-name="T3"> </text:span>Increased Avatar Image size</text:p>
      <text:p text:style-name="Standard">[2]<text:span text:style-name="T3"> </text:span>Mobile GUI</text:p>
      <text:p text:style-name="Standard">[3]<text:span text:style-name="T3"> </text:span>Increased PM Mailbox size</text:p>
      <text:p text:style-name="Standard">[4]<text:span text:style-name="T3"> </text:span>Increased Game Folder Control</text:p>
      <text:p text:style-name="Standard">[5]<text:span text:style-name="T3"> </text:span>Hall of Fame Voting</text:p>
      <text:p text:style-name="Standard">[6]<text:span text:style-name="T3"> </text:span>Custom User Titles</text:p>
      <text:p text:style-name="P7">[7] Prestige of a Green Name</text:p>
      <text:p text:style-name="P7">[8] It gets me into more games</text:p>
      <text:p text:style-name="P7">[9] I get a lot out of this site, and it's cheap compared to what I get out of it</text:p>
      <text:p text:style-name="P7">[10] I like that the site supports the Brain &amp; Behaviour Research Foundation in the December drive</text:p>
      <text:p text:style-name="P7">[99]Other</text:p>
      <text:p text:style-name="Standard"/>
      <text:p text:style-name="P9">Do you use the mobile style?</text:p>
      <text:p text:style-name="P9">Y/N</text:p>
      <text:p text:style-name="P9"/>
      <text:p text:style-name="P9">What additional CS features would you most like (pick up to 3)</text:p>
      <text:p text:style-name="P9">[1] more RPXP hits<text:span text:style-name="T6"> per day</text:span></text:p>
      <text:p text:style-name="P9">[2] ability to reward more RPXP<text:span text:style-name="T6"> per hit</text:span></text:p>
      <text:p text:style-name="P9">[3] the ability for GMs to customise the look of their game forums</text:p>
      <text:p text:style-name="P9">[4] a higher tier of CS to give the site more support<text:span text:style-name="T7">, with additional perks</text:span></text:p>
      <text:p text:style-name="P11">[5] better support for putting all <text:span text:style-name="T7">of </text:span>a GMs games into one <text:span text:style-name="T7">master </text:span>folder</text:p>
      <text:p text:style-name="P11">[99] other (please specify) &lt; text space &gt;</text:p>
      <text:p text:style-name="Standard"/>
      <text:p text:style-name="Standard">QC6. What would most improve the CS experience?</text:p>
      <text:p text:style-name="Standard">[Open Ended]</text:p>
      <text:p text:style-name="Standard"/>
      <text:p text:style-name="Standard">[IF Q<text:span text:style-name="T7">A1:2</text:span> = <text:span text:style-name="T7">checked</text:span> ASK NEXT SECTION]</text:p>
      <text:p text:style-name="P12"><text:soft-page-break/>GM SECTION</text:p>
      <text:p text:style-name="Standard"/>
      <text:p text:style-name="Standard">QD1. How Satisfied are you with our gaming tools as a GM?</text:p>
      <text:p text:style-name="Standard"/>
      <text:p text:style-name="Standard">{Across Top}</text:p>
      <text:p text:style-name="Standard">[5]Very Satisfied</text:p>
      <text:p text:style-name="Standard">[4]Satisfied</text:p>
      <text:p text:style-name="Standard">[3]Neither Satisfied nor Dissatisfied</text:p>
      <text:p text:style-name="Standard">[2]Dissatisfied</text:p>
      <text:p text:style-name="Standard">[1]Very Dissatisfied</text:p>
      <text:p text:style-name="Standard"/>
      <text:p text:style-name="Standard">{Down Side}</text:p>
      <text:p text:style-name="Standard">[A]Character Sheets</text:p>
      <text:p text:style-name="Standard">[B]Mobile GUI</text:p>
      <text:p text:style-name="Standard">[C]Types of games supported</text:p>
      <text:p text:style-name="Standard">[D]Special Events (Iron DM, Outplay, PotM, PotY)</text:p>
      <text:p text:style-name="Standard">[E]Game Creation</text:p>
      <text:p text:style-name="Standard">[F]Game Folder Controls</text:p>
      <text:p text:style-name="P4">[<text:span text:style-name="T3">G</text:span>]Dice Roller</text:p>
      <text:p text:style-name="Standard"/>
      <text:p text:style-name="Standard">QD2. What tools most improve the gaming experience here as a GM?</text:p>
      <text:p text:style-name="Standard">[1]Character Sheets</text:p>
      <text:p text:style-name="Standard">[2]Mobile GUI</text:p>
      <text:p text:style-name="Standard">[3]Types of games supported</text:p>
      <text:p text:style-name="Standard">[4]Special Events (Iron DM, Outplay, PotM, PotY)</text:p>
      <text:p text:style-name="Standard">[5]Game Creation</text:p>
      <text:p text:style-name="Standard">[6]Game Folder Controls</text:p>
      <text:p text:style-name="P9">[7]Dice Roller</text:p>
      <text:p text:style-name="Standard">[<text:span text:style-name="T4">8</text:span>]Other {Please Specify}</text:p>
      <text:p text:style-name="Standard"/>
      <text:p text:style-name="P9">QD3. Would you like an easy way to share your games on Facebook?</text:p>
      <text:p text:style-name="P9">Y/N</text:p>
      <text:p text:style-name="P9"/>
      <text:p text:style-name="P9">QD4. Would you like an easy way to share choice moments from your games on Twitter?</text:p>
      <text:p text:style-name="P9">Y/N</text:p>
      <text:p text:style-name="P9"/>
      <text:p text:style-name="P12">DEMOS SECTION</text:p>
      <text:p text:style-name="Standard">QE1. What is your gender?</text:p>
      <text:p text:style-name="Standard">[1]Male</text:p>
      <text:p text:style-name="Standard">[2]Female</text:p>
      <text:p text:style-name="P9">[3]Other</text:p>
      <text:p text:style-name="P9">[4]Prefer not to answer</text:p>
      <text:p text:style-name="Standard"/>
      <text:p text:style-name="Standard">QE2. What range does your age fall into?</text:p>
      <text:p text:style-name="Standard">[2] <text:span text:style-name="T5">17 or under</text:span></text:p>
      <text:p text:style-name="Standard">[3] 18 to 24</text:p>
      <text:p text:style-name="Standard">[4] 25 to 34</text:p>
      <text:p text:style-name="Standard">[5] 35 to 44</text:p>
      <text:p text:style-name="Standard"><text:soft-page-break/>[6] 45 to 54</text:p>
      <text:p text:style-name="Standard">[7] 55 to 64</text:p>
      <text:p text:style-name="Standard">[8] 65 or more</text:p>
      <text:p text:style-name="Standard">[9] Prefer not to answer</text:p>
      <text:p text:style-name="Standard"/>
      <text:p text:style-name="P9">QE3. How long have you been playing RPGs?</text:p>
      <text:p text:style-name="P9">[1] less than a year</text:p>
      <text:p text:style-name="P9">[2] 1-2 years</text:p>
      <text:p text:style-name="P9">[3] 3-5 years</text:p>
      <text:p text:style-name="P9">[4] 6-10 years</text:p>
      <text:p text:style-name="P9">[5] 11-20 years</text:p>
      <text:p text:style-name="P9">[6] 20+ years</text:p>
      <text:p text:style-name="P11">[7] Prefer not to answer</text:p>
      <text:p text:style-name="P9"/>
      <text:p text:style-name="P9"/>
      <text:p text:style-name="P14">Open Questions</text:p>
      <text:p text:style-name="P2"/>
      <text:p text:style-name="P2">What do you love about RPG Crossing?</text:p>
      <text:p text:style-name="P2"/>
      <text:p text:style-name="P2">What do you think others can learn from RPG Crossing?</text:p>
      <text:p text:style-name="P2"/>
      <text:p text:style-name="P2">What should RPG Crossing do more of?</text:p>
      <text:p text:style-name="P2"/>
      <text:p text:style-name="P11">Do you have any other comments or suggestions that you would like to share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7T14:49:49.486265000</meta:creation-date>
    <dc:date>2015-09-27T17:06:44.981448000</dc:date>
    <meta:editing-duration>PT5M28S</meta:editing-duration>
    <meta:editing-cycles>1</meta:editing-cycles>
    <meta:document-statistic meta:table-count="0" meta:image-count="0" meta:object-count="0" meta:page-count="6" meta:paragraph-count="206" meta:word-count="1237" meta:character-count="6658" meta:non-whitespace-character-count="5626"/>
    <meta:generator>LibreOffice/5.0.2.2$MacOSX_X86_64 LibreOffice_project/37b43f919e4de5eeaca9b9755ed688758a8251fe</meta:generator>
  </office:meta>
</office:document-meta>
</file>